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ice from table and content structure</text:p>
      <text:p text:style-name="Standard"/>
      <text:p text:style-name="Standard">From the table there are 5 different areas which can equally be divided <text:s/>throughout the group.</text:p>
      <text:p text:style-name="Standard"/>
      <text:p text:style-name="Standard"><text:s/>According to peers skills and preferences the areas can we divided in to the following: </text:p>
      <text:p text:style-name="Standard"/>
      <text:list xml:id="list3085916991132759845" text:style-name="L1">
        <text:list-item>
          <text:p text:style-name="P1"><text:span text:style-name="T1">Develop</text:span> a <text:span text:style-name="T1">Minimum Viable Product </text:span>with the key purposes of the product and introduce it to customers &amp; create questionnaires (from questions previously discusses) Identifying customer needs and how we can satisfy these</text:p>
          <text:p text:style-name="P1"/>
        </text:list-item>
        <text:list-item>
          <text:p text:style-name="P1">Identify <text:span text:style-name="T1">key resouces</text:span> required to implement product (Location, office, team/staff required - Video-game programmers, proffessional advisors, graphic designers, etc (salaries for each one) – materials / suppliers.... <text:span text:style-name="T1">Key partners</text:span></text:p>
          <text:p text:style-name="P1"/>
        </text:list-item>
        <text:list-item>
          <text:p text:style-name="P1">Explains the <text:span text:style-name="T1">nature of the business</text:span>, key activities, WHAT <text:s/>&amp; <text:s/>HOW <text:s/>it creates <text:span text:style-name="T1">value</text:span> for customers, students, suppliers, etc. -Channels of communication -Plans/growth for the future</text:p>
          <text:p text:style-name="P1"/>
        </text:list-item>
        <text:list-item>
          <text:p text:style-name="P1">Identifies <text:span text:style-name="T1">business environment</text:span> (versatile market, stock prices, investors interest, value of market) , customer segments/ target <text:span text:style-name="T1">customers</text:span> &amp; <text:span text:style-name="T1">competition. </text:span><text:span text:style-name="T2">Find options/ </text:span><text:span text:style-name="T1">streams</text:span><text:span text:style-name="T2"> of </text:span><text:span text:style-name="T1">revenue </text:span><text:span text:style-name="T2">to make business cost viable (This to be done by combined individual effort/research of 2 peers for accuracy)</text:span></text:p>
        </text:list-item>
      </text:list>
      <text:p text:style-name="Standard"><text:span text:style-name="T2"/></text:p>
      <text:p text:style-name="Standard"><text:span text:style-name="T2">Meet 2 a week with new information and identify key value/ information, discuss opinions, action plans, recommendations, etc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i jasmine</meta:initial-creator>
    <meta:creation-date>2017-02-13T12:51:41.54</meta:creation-date>
    <dc:date>2017-02-13T13:15:39.07</dc:date>
    <dc:creator>abi jasmine</dc:creator>
    <meta:editing-duration>PT8M45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8" meta:word-count="189" meta:character-count="1278"/>
  </office:meta>
</office:document-meta>
</file>